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_20_Table_5f_Sheet1_5f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1</text:p>
          </table:table-cell>
          <table:table-cell table:style-name="ce1" office:value-type="string" calcext:value-type="string">
            <text:p>ID2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TUO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OIY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TUO</text:p>
          </table:table-cell>
          <table:table-cell office:value-type="float" office:value="567" calcext:value-type="float">
            <text:p>56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OIY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1_1" table:style-name="ta2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 office:value-type="string" calcext:value-type="string">
            <text:p>ID1</text:p>
          </table:table-cell>
          <table:table-cell table:style-name="ce9" office:value-type="string" calcext:value-type="string">
            <text:p>Sum - Amount</text:p>
          </table:table-cell>
          <table:table-cell table:style-name="ce15" office:value-type="string" calcext:value-type="string">
            <text:p>Sum - Tax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C</text:p>
          </table:table-cell>
          <table:table-cell table:style-name="ce10" office:value-type="float" office:value="334" calcext:value-type="float">
            <text:p>33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AC</text:p>
          </table:table-cell>
          <table:table-cell table:style-name="ce11" office:value-type="float" office:value="324" calcext:value-type="float">
            <text:p>324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AB</text:p>
          </table:table-cell>
          <table:table-cell table:style-name="ce12" office:value-type="float" office:value="567" calcext:value-type="float">
            <text:p>567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 office:value-type="float" office:value="1225" calcext:value-type="float">
            <text:p>1225</text:p>
          </table:table-cell>
          <table:table-cell table:style-name="ce19" office:value-type="float" office:value="102" calcext:value-type="float">
            <text:p>102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Pivot Table_Sheet1_1'.A1:'Pivot Table_Sheet1_1'.C6" table:buttons="'Pivot Table_Sheet1_1'.A2 'Pivot Table_Sheet1_1'.B1" table:show-filter-button="false">
          <table:source-cell-range table:cell-range-address="Sheet1.A1:Sheet1.D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1" table:orientation="row" table:used-hierarchy="0" table:function="auto">
            <table:data-pilot-level table:show-empty="false" calcext:repeat-item-labels="false">
              <table:data-pilot-members>
                <table:data-pilot-member table:name="ABC" table:display="true" table:show-details="true"/>
                <table:data-pilot-member table:name="BAC" table:display="true" table:show-details="true"/>
                <table:data-pilot-member table:name="CA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34" table:display="true" table:show-details="true"/>
                <table:data-pilot-member table:name="324" table:display="true" table:show-details="true"/>
                <table:data-pilot-member table:name="5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x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12" table:display="true" table:show-details="true"/>
                <table:data-pilot-member table:name="34" table:display="true" table:show-details="true"/>
                <table:data-pilot-member table:name="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Pivot_20_Table_20_Corner" style:display-name="Pivot Table Corner" style:family="table-cell" style:parent-style-name="Default" style:data-style-name="N0">
      <style:table-cell-properties fo:background-color="transparent"/>
    </style:style>
    <style:style style:name="Pivot_20_Table_20_Field" style:display-name="Pivot Table Field" style:family="table-cell" style:parent-style-name="Default" style:data-style-name="N0">
      <style:table-cell-properties fo:background-color="transparent"/>
    </style:style>
    <style:style style:name="Pivot_20_Table_20_Result" style:display-name="Pivot Table 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/>
    </style:style>
    <style:style style:name="Status_20_10" style:display-name="Status 10" style:family="table-cell" style:parent-style-name="Default" style:data-style-name="N0">
      <style:table-cell-properties fo:background-color="transparent"/>
    </style:style>
    <style:style style:name="Text_20_6" style:display-name="Text 6" style:family="table-cell" style:parent-style-name="Default" style:data-style-name="N0">
      <style:table-cell-properties fo:background-color="transparent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vot_20_Table_5f_Sheet1_5f_1" style:display-name="PageStyle_Pivot Table_Sheet1_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0:01:03</meta:creation-date>
    <dc:language>en-US</dc:language>
    <dc:date>2019-04-06T12:25:27.860280141</dc:date>
    <meta:editing-cycles>3</meta:editing-cycles>
    <meta:editing-duration>PT2M19S</meta:editing-duration>
    <meta:generator>LibreOfficeDev/6.3.0.0.alpha0$Linux_X86_64 LibreOffice_project/2bad874634e45a4457d8c91e7b87554319cc7fd3</meta:generator>
    <meta:document-statistic meta:table-count="2" meta:cell-count="36" meta:object-count="0"/>
  </office:meta>
</office:document-meta>
</file>